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95cm"/>
    </style:style>
    <style:style style:name="gr3" style:family="graphic" style:parent-style-name="standard">
      <style:graphic-properties draw:stroke="none" draw:fill="none" fo:min-height="7.505cm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text-properties fo:font-size="44pt" style:text-underline-style="solid" style:text-underline-width="auto" style:text-underline-color="font-color" style:font-size-asian="44pt" style:font-size-complex="44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family="'Liberation Mono', 'Nimbus Mono L', 'DejaVu Sans Mono'" style:font-family-generic="modern" style:font-pitch="fixed" fo:font-size="20pt" style:font-family-asian="'Liberation Mono', 'Nimbus Mono L', 'DejaVu Sans Mono'" style:font-family-generic-asian="modern" style:font-pitch-asian="fixed" style:font-size-asian="20pt" style:font-family-complex="'Liberation Mono', 'Nimbus Mono L', 'DejaVu Sans Mono'" style:font-family-generic-complex="modern" style:font-pitch-complex="fixed" style:font-size-complex="2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24pt" style:font-size-asian="24pt" style:font-size-complex="24pt"/>
    </style:style>
    <style:style style:name="T1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Liberation Mono', 'Nimbus Mono L', 'DejaVu Sans Mono'" style:font-family-generic="modern" style:font-pitch="fixed" fo:font-size="20pt" style:font-family-asian="'Liberation Mono', 'Nimbus Mono L', 'DejaVu Sans Mono'" style:font-family-generic-asian="modern" style:font-pitch-asian="fixed" style:font-size-asian="20pt" style:font-family-complex="'Liberation Mono', 'Nimbus Mono L', 'DejaVu Sans Mono'" style:font-family-generic-complex="modern" style:font-pitch-complex="fixed" style:font-size-complex="20pt"/>
    </style:style>
    <style:style style:name="T5" style:family="text">
      <style:text-properties fo:color="#800000" fo:font-family="'Liberation Mono', 'Nimbus Mono L', 'DejaVu Sans Mono'" style:font-family-generic="modern" style:font-pitch="fixed" fo:font-size="20pt" style:font-family-asian="'Liberation Mono', 'Nimbus Mono L', 'DejaVu Sans Mono'" style:font-family-generic-asian="modern" style:font-pitch-asian="fixed" style:font-size-asian="20pt" style:font-family-complex="'Liberation Mono', 'Nimbus Mono L', 'DejaVu Sans Mono'" style:font-family-generic-complex="modern" style:font-pitch-complex="fixed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nterface 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><text:span text:style-name="T2">Definición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3"><text:span text:style-name="T3">La Interface Map (java.io.Map) en Java, nos permite representar una estructura de datos para almacenar pares “clave/valor”; de tal manera que para una clave solamente tenemos un valo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2" draw:text-style-name="P5" draw:layer="layout" svg:width="27.807cm" svg:height="17.492cm" svg:x="0.159cm" svg:y="2.2cm">
          <draw:text-box>
            <text:p text:style-name="P3"><text:span text:style-name="T4">// Declaración de un Map (un HashMap) con clave "Integer" y Valor "String". Las claves pueden ser de cualquier tipo de objetos, aunque los más utilizados como clave son los objetos predefinidos de Java como String, Integer, Double ... !!!!</text:span></text:p>
            <text:p text:style-name="P3"><text:span text:style-name="T5">Map&lt;Integer, String&gt; nombreMap = new HashMap&lt;Integer, String&gt;();</text:span></text:p>
            <text:p text:style-name="P3"><text:span text:style-name="T5">nombreMap.size();</text:span><text:span text:style-name="T4"> // Devuelve el numero de elementos del Map</text:span></text:p>
            <text:p text:style-name="P3"><text:span text:style-name="T5">nombreMap.isEmpty();</text:span><text:span text:style-name="T4"> // Devuelve true si no hay elementos en el Map y false si si los hay</text:span></text:p>
            <text:p text:style-name="P3"><text:span text:style-name="T5">nombreMap.put(K clave, V valor);</text:span><text:span text:style-name="T4"> // Añade un elemento al Map</text:span></text:p>
            <text:p text:style-name="P3"><text:span text:style-name="T5">nombreMap.get(K clave);</text:span><text:span text:style-name="T4"> // Devuelve el valor de la clave que se le pasa como parámetro o 'null' si la clave no existe</text:span></text:p>
            <text:p text:style-name="P3"><text:span text:style-name="T5">nombreMap.clear();</text:span><text:span text:style-name="T4"> // Borra todos los componentes del Map</text:span></text:p>
            <text:p text:style-name="P3"><text:span text:style-name="T5">nombreMap.remove(K clave);</text:span><text:span text:style-name="T4"> // Borra el par clave/valor de la clave que se le pasa como parámetro</text:span></text:p>
            <text:p text:style-name="P3"><text:span text:style-name="T5">nombreMap.containsKey(K clave);</text:span><text:span text:style-name="T4"> // Devuelve true si en el map hay una clave que coincide con K</text:span></text:p>
            <text:p text:style-name="P3"><text:span text:style-name="T5">nombreMap.containsValue(V valor);</text:span><text:span text:style-name="T4"> // Devuelve true si en el map hay un Valor que coincide con V</text:span></text:p>
            <text:p text:style-name="P3"><text:span text:style-name="T5">nombreMap.values();</text:span><text:span text:style-name="T4"> // Devuelve una "Collection" con los valores del 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draw:style-name="gr3" draw:text-style-name="P7" draw:layer="layout" svg:width="21.8cm" svg:height="7.803cm" svg:x="1.6cm" svg:y="5.645cm">
          <draw:text-box>
            <text:p text:style-name="P6"><text:span text:style-name="T6">Otro elemento importante a la hora de trabajar con los Maps son los “Iteradores” (Iterator). Los Iteradores sirven para recorrer los Map y poder trabajar con ellos. Los Iteradores solo tienen tres métodos que son el “hasNext()” para comprobar que siguen quedando elementos en el iterador, el“next()” <text:s/>para que nos de el siguiente elemento del iterador; y el “remove()” que sirve para eliminar el elemento del Iterador.</text:span></text:p>
          </draw:text-box>
        </draw:frame>
        <draw:frame presentation:style-name="pr3" draw:text-style-name="P2" draw:layer="layout" svg:width="25.199cm" svg:height="3.506cm" svg:x="1.4cm" svg:y="0.837cm" presentation:class="title">
          <draw:text-box>
            <text:p><text:span text:style-name="T2">Iter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Implementaciones de Map</text:span></text:p>
          </draw:text-box>
        </draw:frame>
        <draw:frame presentation:style-name="pr5" draw:layer="layout" svg:width="25.199cm" svg:height="16cm" svg:x="1.4cm" svg:y="3.6cm" presentation:class="outline" presentation:user-transformed="true">
          <draw:text-box>
            <text:list text:style-name="L2">
              <text:list-item>
                <text:p><text:s text:c="4"/><text:span text:style-name="T7">HashMap:</text:span> Los elementos que inserta en el map no tendrán un orden específico. No aceptan claves duplicadas ni valores nulos.</text:p>
                <text:p/>
                <text:p/>
              </text:list-item>
              <text:list-item>
                <text:p><text:s text:c="3"/><text:span text:style-name="T8"><text:s/></text:span><text:span text:style-name="T8">TreeMap:</text:span> El Mapa lo ordena de forma “natural”. Por ejemplo, si la clave son valores enteros (como luego veremos), los ordena de menos a mayor.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2">Implementaciones de Map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LinkedHashMap</text:span>: Inserta en el Map los elementos en el orden en el que se van insertando; es decir, que no tiene una ordenación de los elementos como tal, por lo que esta clase realiza las búsquedas de los elementos de forma más lenta que las demás clas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11-03T17:29:52.625000000</meta:creation-date>
    <dc:date>2015-11-13T11:39:37.92</dc:date>
    <meta:editing-duration>PT2H32M27S</meta:editing-duration>
    <meta:editing-cycles>5</meta:editing-cycles>
    <meta:generator>OpenOffice.org/3.3$Win32 OpenOffice.org_project/330m20$Build-9567</meta:generator>
    <dc:creator>alberto bevia</dc:creator>
    <meta:document-statistic meta:object-count="43"/>
  </office:meta>
</office:document-meta>
</file>